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2%" fo:orphans="2" fo:widows="2" fo:text-indent="0in" style:auto-text-indent="false" fo:padding-left="0.0937in" fo:padding-right="0in" fo:padding-top="0.0937in" fo:padding-bottom="0.0937in" fo:border-left="0.06pt solid #f2f2f2" fo:border-right="none" fo:border-top="0.06pt solid #f2f2f2" fo:border-bottom="0.06pt solid #f2f2f2"/>
      <style:text-properties fo:font-variant="normal" fo:text-transform="none" fo:color="#48484a" loext:opacity="100%" style:font-name="Menl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816925d0d942307e6621ab1ec61d7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1:25:13.265121230</meta:creation-date>
    <dc:date>2023-06-23T11:25:45.395643442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7.3.7.2$Linux_X86_64 LibreOffice_project/30$Build-2</meta:generator>
  </office:meta>
</office:document-meta>
</file>